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8406926378616463745" text:style-name="L1">
        <text:list-item>
          <text:p text:style-name="P4">Hacer los funciones en el main para la selección de consolas <text:span text:style-name="T1">para las clases hijas</text:span>.</text:p>
        </text:list-item>
        <text:list-item>
          <text:p text:style-name="P6">Corregir las clases hijas de consolas.</text:p>
        </text:list-item>
        <text:list-item>
          <text:p text:style-name="P6">Corregir la clase de videosjuegos y sus hijas con respecto a la consola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5">Hacer dos funciones en el main para el control de archivo de texto y binario.</text:p>
        </text:list-item>
        <text:list-item>
          <text:p text:style-name="P7">Continuar trabajando con el makefile.</text:p>
        </text:list-item>
        <text:list-item>
          <text:p text:style-name="P8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3T19:50:19.766258866</dc:date>
    <meta:editing-duration>PT49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9" meta:character-count="556" meta:non-whitespace-character-count="474"/>
  </office:meta>
</office:document-meta>
</file>